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6_markdup.bam</text:p>
          </table:table-cell>
          <table:table-cell office:value-type="float" office:value="6009.1" calcext:value-type="float">
            <text:p>6009.1</text:p>
          </table:table-cell>
          <table:table-cell office:value-type="float" office:value="5908" calcext:value-type="float">
            <text:p>5908</text:p>
          </table:table-cell>
          <table:table-cell office:value-type="float" office:value="6174.2" calcext:value-type="float">
            <text:p>6174.2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96_markdup.bam</text:p>
          </table:table-cell>
          <table:table-cell office:value-type="float" office:value="5048.03333333333" calcext:value-type="float">
            <text:p>5048.03333333333</text:p>
          </table:table-cell>
          <table:table-cell office:value-type="float" office:value="4866.7" calcext:value-type="float">
            <text:p>4866.7</text:p>
          </table:table-cell>
          <table:table-cell office:value-type="float" office:value="5261.5" calcext:value-type="float">
            <text:p>5261.5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/>
          <table:table-cell table:formula="of:=RSQ([.C2:.C25];[.G2:.G25])" office:value-type="float" office:value="0.224867280244857" calcext:value-type="float">
            <text:p>0.2248672802448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07_markdup.bam</text:p>
          </table:table-cell>
          <table:table-cell office:value-type="float" office:value="8452.33333333333" calcext:value-type="float">
            <text:p>8452.33333333333</text:p>
          </table:table-cell>
          <table:table-cell office:value-type="float" office:value="7810.2" calcext:value-type="float">
            <text:p>7810.2</text:p>
          </table:table-cell>
          <table:table-cell office:value-type="float" office:value="8787.7" calcext:value-type="float">
            <text:p>8787.7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RSQ([.C26:.C49];[.G26:.G49])" office:value-type="float" office:value="0.142010329473174" calcext:value-type="float">
            <text:p>0.1420103294731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1_markdup.bam</text:p>
          </table:table-cell>
          <table:table-cell office:value-type="float" office:value="6528.5" calcext:value-type="float">
            <text:p>6528.5</text:p>
          </table:table-cell>
          <table:table-cell office:value-type="float" office:value="6444.2" calcext:value-type="float">
            <text:p>6444.2</text:p>
          </table:table-cell>
          <table:table-cell office:value-type="float" office:value="6666" calcext:value-type="float">
            <text:p>6666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2_markdup.bam</text:p>
          </table:table-cell>
          <table:table-cell office:value-type="float" office:value="6559.46666666667" calcext:value-type="float">
            <text:p>6559.46666666667</text:p>
          </table:table-cell>
          <table:table-cell office:value-type="float" office:value="6520.7" calcext:value-type="float">
            <text:p>6520.7</text:p>
          </table:table-cell>
          <table:table-cell office:value-type="float" office:value="6597.6" calcext:value-type="float">
            <text:p>6597.6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CORREL([.C2:.C25];[.G2:.G25])" office:value-type="float" office:value="0.474201729483199" calcext:value-type="float">
            <text:p>0.4742017294831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25_markdup.bam</text:p>
          </table:table-cell>
          <table:table-cell office:value-type="float" office:value="7321.43333333333" calcext:value-type="float">
            <text:p>7321.43333333333</text:p>
          </table:table-cell>
          <table:table-cell office:value-type="float" office:value="7001.7" calcext:value-type="float">
            <text:p>7001.7</text:p>
          </table:table-cell>
          <table:table-cell office:value-type="float" office:value="7601.2" calcext:value-type="float">
            <text:p>7601.2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CORREL([.C26:.C49];[.G26:.G49])" office:value-type="float" office:value="-0.376842579166917" calcext:value-type="float">
            <text:p>-0.3768425791669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0_markdup.bam</text:p>
          </table:table-cell>
          <table:table-cell office:value-type="float" office:value="9796.43333333333" calcext:value-type="float">
            <text:p>9796.43333333333</text:p>
          </table:table-cell>
          <table:table-cell office:value-type="float" office:value="9681.4" calcext:value-type="float">
            <text:p>9681.4</text:p>
          </table:table-cell>
          <table:table-cell office:value-type="float" office:value="9873.5" calcext:value-type="float">
            <text:p>9873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02_markdup.bam</text:p>
          </table:table-cell>
          <table:table-cell office:value-type="float" office:value="5489.9" calcext:value-type="float">
            <text:p>5489.9</text:p>
          </table:table-cell>
          <table:table-cell office:value-type="float" office:value="5371.2" calcext:value-type="float">
            <text:p>5371.2</text:p>
          </table:table-cell>
          <table:table-cell office:value-type="float" office:value="5590.5" calcext:value-type="float">
            <text:p>5590.5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15_markdup.bam</text:p>
          </table:table-cell>
          <table:table-cell office:value-type="float" office:value="6343.33333333333" calcext:value-type="float">
            <text:p>6343.33333333333</text:p>
          </table:table-cell>
          <table:table-cell office:value-type="float" office:value="6224.9" calcext:value-type="float">
            <text:p>6224.9</text:p>
          </table:table-cell>
          <table:table-cell office:value-type="float" office:value="6457.4" calcext:value-type="float">
            <text:p>6457.4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17_markdup.bam</text:p>
          </table:table-cell>
          <table:table-cell office:value-type="float" office:value="6435.83333333333" calcext:value-type="float">
            <text:p>6435.83333333333</text:p>
          </table:table-cell>
          <table:table-cell office:value-type="float" office:value="6310.4" calcext:value-type="float">
            <text:p>6310.4</text:p>
          </table:table-cell>
          <table:table-cell office:value-type="float" office:value="6556.3" calcext:value-type="float">
            <text:p>6556.3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23_markdup.bam</text:p>
          </table:table-cell>
          <table:table-cell office:value-type="float" office:value="9225.56666666667" calcext:value-type="float">
            <text:p>9225.56666666667</text:p>
          </table:table-cell>
          <table:table-cell office:value-type="float" office:value="9195.9" calcext:value-type="float">
            <text:p>9195.9</text:p>
          </table:table-cell>
          <table:table-cell office:value-type="float" office:value="9278.8" calcext:value-type="float">
            <text:p>9278.8</text:p>
          </table:table-cell>
          <table:table-cell office:value-type="string" calcext:value-type="string">
            <text:p>M</text:p>
          </table:table-cell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20_markdup.bam</text:p>
          </table:table-cell>
          <table:table-cell office:value-type="float" office:value="11188.5" calcext:value-type="float">
            <text:p>11188.5</text:p>
          </table:table-cell>
          <table:table-cell office:value-type="float" office:value="11013.5" calcext:value-type="float">
            <text:p>11013.5</text:p>
          </table:table-cell>
          <table:table-cell office:value-type="float" office:value="11346.7" calcext:value-type="float">
            <text:p>11346.7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4_markdup.bam</text:p>
          </table:table-cell>
          <table:table-cell office:value-type="float" office:value="7732.53333333333" calcext:value-type="float">
            <text:p>7732.53333333333</text:p>
          </table:table-cell>
          <table:table-cell office:value-type="float" office:value="7675.7" calcext:value-type="float">
            <text:p>7675.7</text:p>
          </table:table-cell>
          <table:table-cell office:value-type="float" office:value="7801.2" calcext:value-type="float">
            <text:p>7801.2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5_markdup.bam</text:p>
          </table:table-cell>
          <table:table-cell office:value-type="float" office:value="6066.5" calcext:value-type="float">
            <text:p>6066.5</text:p>
          </table:table-cell>
          <table:table-cell office:value-type="float" office:value="5851.8" calcext:value-type="float">
            <text:p>5851.8</text:p>
          </table:table-cell>
          <table:table-cell office:value-type="float" office:value="6191.1" calcext:value-type="float">
            <text:p>6191.1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6_markdup.bam</text:p>
          </table:table-cell>
          <table:table-cell office:value-type="float" office:value="6546.5" calcext:value-type="float">
            <text:p>6546.5</text:p>
          </table:table-cell>
          <table:table-cell office:value-type="float" office:value="6499.7" calcext:value-type="float">
            <text:p>6499.7</text:p>
          </table:table-cell>
          <table:table-cell office:value-type="float" office:value="6626.1" calcext:value-type="float">
            <text:p>6626.1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7_markdup.bam</text:p>
          </table:table-cell>
          <table:table-cell office:value-type="float" office:value="8307.53333333333" calcext:value-type="float">
            <text:p>8307.53333333333</text:p>
          </table:table-cell>
          <table:table-cell office:value-type="float" office:value="8101" calcext:value-type="float">
            <text:p>8101</text:p>
          </table:table-cell>
          <table:table-cell office:value-type="float" office:value="8522.5" calcext:value-type="float">
            <text:p>8522.5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8_markdup.bam</text:p>
          </table:table-cell>
          <table:table-cell office:value-type="float" office:value="5330.3" calcext:value-type="float">
            <text:p>5330.3</text:p>
          </table:table-cell>
          <table:table-cell office:value-type="float" office:value="5291.1" calcext:value-type="float">
            <text:p>5291.1</text:p>
          </table:table-cell>
          <table:table-cell office:value-type="float" office:value="5383.3" calcext:value-type="float">
            <text:p>5383.3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9_markdup.bam</text:p>
          </table:table-cell>
          <table:table-cell office:value-type="float" office:value="7955.46666666667" calcext:value-type="float">
            <text:p>7955.46666666667</text:p>
          </table:table-cell>
          <table:table-cell office:value-type="float" office:value="7888.1" calcext:value-type="float">
            <text:p>7888.1</text:p>
          </table:table-cell>
          <table:table-cell office:value-type="float" office:value="8018.4" calcext:value-type="float">
            <text:p>8018.4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2_markdup.bam</text:p>
          </table:table-cell>
          <table:table-cell office:value-type="float" office:value="12496.6333333333" calcext:value-type="float">
            <text:p>12496.6333333333</text:p>
          </table:table-cell>
          <table:table-cell office:value-type="float" office:value="12031.2" calcext:value-type="float">
            <text:p>12031.2</text:p>
          </table:table-cell>
          <table:table-cell office:value-type="float" office:value="12758.4" calcext:value-type="float">
            <text:p>12758.4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5_markdup.bam</text:p>
          </table:table-cell>
          <table:table-cell office:value-type="float" office:value="5425.76666666667" calcext:value-type="float">
            <text:p>5425.76666666667</text:p>
          </table:table-cell>
          <table:table-cell office:value-type="float" office:value="5297.8" calcext:value-type="float">
            <text:p>5297.8</text:p>
          </table:table-cell>
          <table:table-cell office:value-type="float" office:value="5572.2" calcext:value-type="float">
            <text:p>5572.2</text:p>
          </table:table-cell>
          <table:table-cell office:value-type="string" calcext:value-type="string">
            <text:p>M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0_markdup.bam</text:p>
          </table:table-cell>
          <table:table-cell office:value-type="float" office:value="5311.33333333333" calcext:value-type="float">
            <text:p>5311.33333333333</text:p>
          </table:table-cell>
          <table:table-cell office:value-type="float" office:value="5149.9" calcext:value-type="float">
            <text:p>5149.9</text:p>
          </table:table-cell>
          <table:table-cell office:value-type="float" office:value="5459.8" calcext:value-type="float">
            <text:p>5459.8</text:p>
          </table:table-cell>
          <table:table-cell office:value-type="string" calcext:value-type="string">
            <text:p>F</text:p>
          </table:table-cell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5_markdup.bam</text:p>
          </table:table-cell>
          <table:table-cell office:value-type="float" office:value="6084.03333333333" calcext:value-type="float">
            <text:p>6084.03333333333</text:p>
          </table:table-cell>
          <table:table-cell office:value-type="float" office:value="5961.3" calcext:value-type="float">
            <text:p>5961.3</text:p>
          </table:table-cell>
          <table:table-cell office:value-type="float" office:value="6199.2" calcext:value-type="float">
            <text:p>6199.2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49_markdup.bam</text:p>
          </table:table-cell>
          <table:table-cell office:value-type="float" office:value="6352.63333333333" calcext:value-type="float">
            <text:p>6352.63333333333</text:p>
          </table:table-cell>
          <table:table-cell office:value-type="float" office:value="6309.5" calcext:value-type="float">
            <text:p>6309.5</text:p>
          </table:table-cell>
          <table:table-cell office:value-type="float" office:value="6409.2" calcext:value-type="float">
            <text:p>6409.2</text:p>
          </table:table-cell>
          <table:table-cell office:value-type="string" calcext:value-type="string">
            <text:p>F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730_markdup.bam</text:p>
          </table:table-cell>
          <table:table-cell office:value-type="float" office:value="6522.7" calcext:value-type="float">
            <text:p>6522.7</text:p>
          </table:table-cell>
          <table:table-cell office:value-type="float" office:value="6357.6" calcext:value-type="float">
            <text:p>6357.6</text:p>
          </table:table-cell>
          <table:table-cell office:value-type="float" office:value="6693.3" calcext:value-type="float">
            <text:p>6693.3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6_markdup.bam</text:p>
          </table:table-cell>
          <table:table-cell office:value-type="float" office:value="6363.7" calcext:value-type="float">
            <text:p>6363.7</text:p>
          </table:table-cell>
          <table:table-cell office:value-type="float" office:value="6180.3" calcext:value-type="float">
            <text:p>6180.3</text:p>
          </table:table-cell>
          <table:table-cell office:value-type="float" office:value="6476.5" calcext:value-type="float">
            <text:p>6476.5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96_markdup.bam</text:p>
          </table:table-cell>
          <table:table-cell office:value-type="float" office:value="5791.3" calcext:value-type="float">
            <text:p>5791.3</text:p>
          </table:table-cell>
          <table:table-cell office:value-type="float" office:value="5749.8" calcext:value-type="float">
            <text:p>5749.8</text:p>
          </table:table-cell>
          <table:table-cell office:value-type="float" office:value="5860.9" calcext:value-type="float">
            <text:p>5860.9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07_markdup.bam</text:p>
          </table:table-cell>
          <table:table-cell office:value-type="float" office:value="6121.7" calcext:value-type="float">
            <text:p>6121.7</text:p>
          </table:table-cell>
          <table:table-cell office:value-type="float" office:value="6040.6" calcext:value-type="float">
            <text:p>6040.6</text:p>
          </table:table-cell>
          <table:table-cell office:value-type="float" office:value="6195.6" calcext:value-type="float">
            <text:p>6195.6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1_markdup.bam</text:p>
          </table:table-cell>
          <table:table-cell office:value-type="float" office:value="6432.03333333333" calcext:value-type="float">
            <text:p>6432.03333333333</text:p>
          </table:table-cell>
          <table:table-cell office:value-type="float" office:value="6308.3" calcext:value-type="float">
            <text:p>6308.3</text:p>
          </table:table-cell>
          <table:table-cell office:value-type="float" office:value="6594.2" calcext:value-type="float">
            <text:p>6594.2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2_markdup.bam</text:p>
          </table:table-cell>
          <table:table-cell office:value-type="float" office:value="6248.3" calcext:value-type="float">
            <text:p>6248.3</text:p>
          </table:table-cell>
          <table:table-cell office:value-type="float" office:value="5983.4" calcext:value-type="float">
            <text:p>5983.4</text:p>
          </table:table-cell>
          <table:table-cell office:value-type="float" office:value="6446.1" calcext:value-type="float">
            <text:p>6446.1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25_markdup.bam</text:p>
          </table:table-cell>
          <table:table-cell office:value-type="float" office:value="7873.43333333333" calcext:value-type="float">
            <text:p>7873.43333333333</text:p>
          </table:table-cell>
          <table:table-cell office:value-type="float" office:value="7101.1" calcext:value-type="float">
            <text:p>7101.1</text:p>
          </table:table-cell>
          <table:table-cell office:value-type="float" office:value="9328.8" calcext:value-type="float">
            <text:p>9328.8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0_markdup.bam</text:p>
          </table:table-cell>
          <table:table-cell office:value-type="float" office:value="9179.53333333333" calcext:value-type="float">
            <text:p>9179.53333333333</text:p>
          </table:table-cell>
          <table:table-cell office:value-type="float" office:value="7825.1" calcext:value-type="float">
            <text:p>7825.1</text:p>
          </table:table-cell>
          <table:table-cell office:value-type="float" office:value="11224.2" calcext:value-type="float">
            <text:p>11224.2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02_markdup.bam</text:p>
          </table:table-cell>
          <table:table-cell office:value-type="float" office:value="7505.13333333333" calcext:value-type="float">
            <text:p>7505.13333333333</text:p>
          </table:table-cell>
          <table:table-cell office:value-type="float" office:value="7187.1" calcext:value-type="float">
            <text:p>7187.1</text:p>
          </table:table-cell>
          <table:table-cell office:value-type="float" office:value="7797.7" calcext:value-type="float">
            <text:p>7797.7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15_markdup.bam</text:p>
          </table:table-cell>
          <table:table-cell office:value-type="float" office:value="10564.3666666667" calcext:value-type="float">
            <text:p>10564.3666666667</text:p>
          </table:table-cell>
          <table:table-cell office:value-type="float" office:value="10114.8" calcext:value-type="float">
            <text:p>10114.8</text:p>
          </table:table-cell>
          <table:table-cell office:value-type="float" office:value="10897.9" calcext:value-type="float">
            <text:p>10897.9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17_markdup.bam</text:p>
          </table:table-cell>
          <table:table-cell office:value-type="float" office:value="8344.63333333333" calcext:value-type="float">
            <text:p>8344.63333333333</text:p>
          </table:table-cell>
          <table:table-cell office:value-type="float" office:value="8027.5" calcext:value-type="float">
            <text:p>8027.5</text:p>
          </table:table-cell>
          <table:table-cell office:value-type="float" office:value="8543.5" calcext:value-type="float">
            <text:p>8543.5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23_markdup.bam</text:p>
          </table:table-cell>
          <table:table-cell office:value-type="float" office:value="8273.1" calcext:value-type="float">
            <text:p>8273.1</text:p>
          </table:table-cell>
          <table:table-cell office:value-type="float" office:value="8045" calcext:value-type="float">
            <text:p>8045</text:p>
          </table:table-cell>
          <table:table-cell office:value-type="float" office:value="8436.9" calcext:value-type="float">
            <text:p>8436.9</text:p>
          </table:table-cell>
          <table:table-cell office:value-type="string" calcext:value-type="string">
            <text:p>M</text:p>
          </table:table-cell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20_markdup.bam</text:p>
          </table:table-cell>
          <table:table-cell office:value-type="float" office:value="7006.66666666667" calcext:value-type="float">
            <text:p>7006.66666666667</text:p>
          </table:table-cell>
          <table:table-cell office:value-type="float" office:value="6831.9" calcext:value-type="float">
            <text:p>6831.9</text:p>
          </table:table-cell>
          <table:table-cell office:value-type="float" office:value="7150.3" calcext:value-type="float">
            <text:p>7150.3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4_markdup.bam</text:p>
          </table:table-cell>
          <table:table-cell office:value-type="float" office:value="5606.33333333333" calcext:value-type="float">
            <text:p>5606.33333333333</text:p>
          </table:table-cell>
          <table:table-cell office:value-type="float" office:value="5388.7" calcext:value-type="float">
            <text:p>5388.7</text:p>
          </table:table-cell>
          <table:table-cell office:value-type="float" office:value="5752.1" calcext:value-type="float">
            <text:p>5752.1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5_markdup.bam</text:p>
          </table:table-cell>
          <table:table-cell office:value-type="float" office:value="4371.9" calcext:value-type="float">
            <text:p>4371.9</text:p>
          </table:table-cell>
          <table:table-cell office:value-type="float" office:value="4321.1" calcext:value-type="float">
            <text:p>4321.1</text:p>
          </table:table-cell>
          <table:table-cell office:value-type="float" office:value="4447.2" calcext:value-type="float">
            <text:p>4447.2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6_markdup.bam</text:p>
          </table:table-cell>
          <table:table-cell office:value-type="float" office:value="6164.93333333333" calcext:value-type="float">
            <text:p>6164.93333333333</text:p>
          </table:table-cell>
          <table:table-cell office:value-type="float" office:value="6108.3" calcext:value-type="float">
            <text:p>6108.3</text:p>
          </table:table-cell>
          <table:table-cell office:value-type="float" office:value="6272.5" calcext:value-type="float">
            <text:p>6272.5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7_markdup.bam</text:p>
          </table:table-cell>
          <table:table-cell office:value-type="float" office:value="4260.46666666667" calcext:value-type="float">
            <text:p>4260.46666666667</text:p>
          </table:table-cell>
          <table:table-cell office:value-type="float" office:value="4128.2" calcext:value-type="float">
            <text:p>4128.2</text:p>
          </table:table-cell>
          <table:table-cell office:value-type="float" office:value="4353.7" calcext:value-type="float">
            <text:p>4353.7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8_markdup.bam</text:p>
          </table:table-cell>
          <table:table-cell office:value-type="float" office:value="4533.36666666667" calcext:value-type="float">
            <text:p>4533.36666666667</text:p>
          </table:table-cell>
          <table:table-cell office:value-type="float" office:value="4238.8" calcext:value-type="float">
            <text:p>4238.8</text:p>
          </table:table-cell>
          <table:table-cell office:value-type="float" office:value="4816.8" calcext:value-type="float">
            <text:p>4816.8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9_markdup.bam</text:p>
          </table:table-cell>
          <table:table-cell office:value-type="float" office:value="5249.66666666667" calcext:value-type="float">
            <text:p>5249.66666666667</text:p>
          </table:table-cell>
          <table:table-cell office:value-type="float" office:value="5001.9" calcext:value-type="float">
            <text:p>5001.9</text:p>
          </table:table-cell>
          <table:table-cell office:value-type="float" office:value="5526.4" calcext:value-type="float">
            <text:p>5526.4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2_markdup.bam</text:p>
          </table:table-cell>
          <table:table-cell office:value-type="float" office:value="5116.46666666667" calcext:value-type="float">
            <text:p>5116.46666666667</text:p>
          </table:table-cell>
          <table:table-cell office:value-type="float" office:value="5082.6" calcext:value-type="float">
            <text:p>5082.6</text:p>
          </table:table-cell>
          <table:table-cell office:value-type="float" office:value="5179.1" calcext:value-type="float">
            <text:p>5179.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5_markdup.bam</text:p>
          </table:table-cell>
          <table:table-cell office:value-type="float" office:value="6137.76666666667" calcext:value-type="float">
            <text:p>6137.76666666667</text:p>
          </table:table-cell>
          <table:table-cell office:value-type="float" office:value="6006.3" calcext:value-type="float">
            <text:p>6006.3</text:p>
          </table:table-cell>
          <table:table-cell office:value-type="float" office:value="6283.8" calcext:value-type="float">
            <text:p>6283.8</text:p>
          </table:table-cell>
          <table:table-cell office:value-type="string" calcext:value-type="string">
            <text:p>M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0_markdup.bam</text:p>
          </table:table-cell>
          <table:table-cell office:value-type="float" office:value="3934.6" calcext:value-type="float">
            <text:p>3934.6</text:p>
          </table:table-cell>
          <table:table-cell office:value-type="float" office:value="3917.9" calcext:value-type="float">
            <text:p>3917.9</text:p>
          </table:table-cell>
          <table:table-cell office:value-type="float" office:value="3952.3" calcext:value-type="float">
            <text:p>3952.3</text:p>
          </table:table-cell>
          <table:table-cell office:value-type="string" calcext:value-type="string">
            <text:p>F</text:p>
          </table:table-cell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5_markdup.bam</text:p>
          </table:table-cell>
          <table:table-cell office:value-type="float" office:value="3957.5" calcext:value-type="float">
            <text:p>3957.5</text:p>
          </table:table-cell>
          <table:table-cell office:value-type="float" office:value="3933.7" calcext:value-type="float">
            <text:p>3933.7</text:p>
          </table:table-cell>
          <table:table-cell office:value-type="float" office:value="3993.5" calcext:value-type="float">
            <text:p>3993.5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49_markdup.bam</text:p>
          </table:table-cell>
          <table:table-cell office:value-type="float" office:value="5350.9" calcext:value-type="float">
            <text:p>5350.9</text:p>
          </table:table-cell>
          <table:table-cell office:value-type="float" office:value="4807.1" calcext:value-type="float">
            <text:p>4807.1</text:p>
          </table:table-cell>
          <table:table-cell office:value-type="float" office:value="6376.6" calcext:value-type="float">
            <text:p>6376.6</text:p>
          </table:table-cell>
          <table:table-cell office:value-type="string" calcext:value-type="string">
            <text:p>F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730_markdup.bam</text:p>
          </table:table-cell>
          <table:table-cell office:value-type="float" office:value="5615.36666666667" calcext:value-type="float">
            <text:p>5615.36666666667</text:p>
          </table:table-cell>
          <table:table-cell office:value-type="float" office:value="5442.8" calcext:value-type="float">
            <text:p>5442.8</text:p>
          </table:table-cell>
          <table:table-cell office:value-type="float" office:value="5843.8" calcext:value-type="float">
            <text:p>5843.8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1.908244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52:37.853486386</dc:date>
    <meta:editing-duration>PT1H41M20S</meta:editing-duration>
    <meta:editing-cycles>2</meta:editing-cycles>
    <meta:generator>LibreOffice/6.4.7.2$Linux_X86_64 LibreOffice_project/40$Build-2</meta:generator>
    <meta:document-statistic meta:table-count="1" meta:cell-count="349" meta:object-count="0"/>
  </office:meta>
</office:document-meta>
</file>